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F45681E0B9942314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2.007cm" fo:min-width="5.2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2.007cm" fo:min-width="4.4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2.007cm" fo:min-width="5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2.526cm" fo:min-width="5.4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width="21.045cm" svg:height="21.045cm" draw:z-index="0"><draw:image xlink:href="Pictures/10000201000001F4000001F45681E0B9942314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name="Forma1_4" draw:style-name="gr2" draw:text-style-name="P1" svg:width="4.71cm" svg:height="2.223cm" svg:x="-0.624cm" svg:y="5.0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1_5" draw:style-name="gr2" draw:text-style-name="P1" svg:width="4.71cm" svg:height="2.223cm" svg:x="-0.744cm" svg:y="7.8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1_6" draw:style-name="gr2" draw:text-style-name="P1" svg:width="4.71cm" svg:height="2.223cm" svg:x="-0.744cm" svg:y="10.5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1_7" draw:style-name="gr2" draw:text-style-name="P1" svg:width="4.71cm" svg:height="2.223cm" svg:x="-0.744cm" svg:y="14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1_8" draw:style-name="gr1" draw:text-style-name="P1" svg:width="5.504cm" svg:height="2.223cm" svg:x="12.658cm" svg:y="16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1" text:anchor-type="char" svg:width="19.078cm" svg:height="19.078cm" draw:z-index="7"><draw:image xlink:href="Pictures/10000201000001F4000001F45681E0B99423149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Forma1_0" draw:style-name="gr2" draw:text-style-name="P1" svg:width="4.71cm" svg:height="2.223cm" svg:x="-1.286cm" svg:y="5.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" draw:style-name="gr2" draw:text-style-name="P1" svg:width="4.71cm" svg:height="2.223cm" svg:x="-1.524cm" svg:y="8.7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_1" draw:style-name="gr2" draw:text-style-name="P1" svg:width="4.71cm" svg:height="2.223cm" svg:x="-1.286cm" svg:y="15.7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1_2" draw:style-name="gr4" draw:text-style-name="P1" svg:width="5.769cm" svg:height="2.798cm" svg:x="-2.027cm" svg:y="11.6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1_3" draw:style-name="gr3" draw:text-style-name="P1" svg:width="5.742cm" svg:height="2.223cm" svg:x="13.24cm" svg:y="18.0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3" text:anchor-type="char" svg:width="21.045cm" svg:height="21.045cm" draw:z-index="1"><draw:image xlink:href="Pictures/10000201000001F4000001F45681E0B994231493.png" xlink:type="simple" xlink:show="embed" xlink:actuate="onLoad" loext:mime-type="image/png"/></draw:frame><text:soft-page-break/></text:p>
      <text:p text:style-name="Standard"><text:s text:c="20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8T20:06:04.443651768</meta:creation-date>
    <dc:date>2023-11-08T20:10:47.918288695</dc:date>
    <meta:editing-duration>PT4M43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3" meta:paragraph-count="1" meta:word-count="0" meta:character-count="202" meta:non-whitespace-character-count="0"/>
  </office:meta>
</office:document-meta>
</file>